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ff0000" draw:marker-start="msArrowEnd_20_5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10" style:family="graphic">
      <style:graphic-properties style:protect="size"/>
    </style:style>
    <style:style style:name="pr1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07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3.31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15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91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54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17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302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505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37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>
      <style:graphic-properties draw:fill-color="#ffffff" fo:min-height="1.915cm"/>
    </style:style>
    <style:style style:name="pr11" style:family="presentation" style:parent-style-name="Default-outline1" style:list-style-name="L5">
      <style:graphic-properties draw:fill-color="#ffffff" fo:min-height="14.976cm"/>
    </style:style>
    <style:style style:name="pr12" style:family="presentation" style:parent-style-name="Default-notes">
      <style:graphic-properties draw:fill-color="#ffffff" fo:min-height="13.017cm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7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573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963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title">
      <style:graphic-properties fo:min-height="3.506cm"/>
    </style:style>
    <style:style style:name="pr17" style:family="presentation" style:parent-style-name="Default-outline1">
      <style:graphic-properties fo:min-height="12.18cm"/>
    </style:style>
    <style:style style:name="pr18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.282cm" fo:margin-bottom="0cm" fo:line-height="101%" fo:text-indent="0cm" style:punctuation-wrap="hanging" style:line-break="strict"/>
    </style:style>
    <style:style style:name="P2" style:family="paragraph">
      <style:paragraph-properties fo:margin-left="0cm" fo:margin-right="0cm" fo:margin-top="0.282cm" fo:margin-bottom="0cm" fo:line-height="101%" fo:text-indent="0cm" style:punctuation-wrap="hanging" style:line-break="strict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.6cm" fo:margin-right="0cm" fo:text-indent="-0.6cm"/>
      <style:text-properties fo:font-size="23.3999996185303pt"/>
    </style:style>
    <style:style style:name="P5" style:family="paragraph">
      <style:paragraph-properties fo:margin-left="0cm" fo:margin-right="0cm" fo:margin-top="0.282cm" fo:margin-bottom="0cm" fo:line-height="102%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line-height="102%" fo:text-indent="0cm" style:punctuation-wrap="hanging" style:line-break="strict" style:writing-mode="lr-tb"/>
    </style:style>
    <style:style style:name="P7" style:family="paragraph">
      <style:paragraph-properties fo:margin-left="1.2cm" fo:margin-right="0cm" fo:margin-top="0.282cm" fo:margin-bottom="0cm" fo:line-height="101%" fo:text-indent="-0.9cm" style:punctuation-wrap="hanging" style:line-break="strict"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.855cm" fo:margin-right="0cm" fo:margin-top="0.282cm" fo:margin-bottom="0cm" fo:line-height="101%" fo:text-indent="-0.855cm" style:punctuation-wrap="hanging" style:line-break="strict"/>
    </style:style>
    <style:style style:name="P10" style:family="paragraph">
      <style:paragraph-properties fo:margin-left="0.855cm" fo:margin-right="0cm" fo:margin-top="0.282cm" fo:margin-bottom="0cm" fo:line-height="101%" fo:text-indent="-0.855cm" style:punctuation-wrap="hanging" style:line-break="strict" style:writing-mode="lr-tb"/>
      <style:text-properties fo:font-size="19.8999996185303pt"/>
    </style:style>
    <style:style style:name="P11" style:family="paragraph">
      <style:paragraph-properties fo:margin-left="0cm" fo:margin-right="0cm" fo:margin-top="0.282cm" fo:margin-bottom="0cm" fo:line-height="103%" fo:text-indent="0cm" style:punctuation-wrap="hanging" style:line-break="strict"/>
    </style:style>
    <style:style style:name="P12" style:family="paragraph">
      <style:paragraph-properties fo:margin-left="0cm" fo:margin-right="0cm" fo:line-height="101%" fo:text-indent="0cm" style:punctuation-wrap="hanging" style:line-break="strict"/>
    </style:style>
    <style:style style:name="P13" style:family="paragraph">
      <style:paragraph-properties fo:margin-left="0cm" fo:margin-right="0cm" fo:line-height="101%" fo:text-indent="0cm" style:punctuation-wrap="hanging" style:line-break="strict" style:writing-mode="lr-tb"/>
    </style:style>
    <style:style style:name="P14" style:family="paragraph">
      <style:paragraph-properties fo:margin-left="1.2cm" fo:margin-right="0cm" fo:margin-top="0.282cm" fo:margin-bottom="0cm" fo:line-height="101%" fo:text-indent="-0.9cm" style:punctuation-wrap="hanging" style:line-break="stric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line-height="103%" style:punctuation-wrap="hanging" style:line-break="strict"/>
    </style:style>
    <style:style style:name="P17" style:family="paragraph">
      <style:paragraph-properties fo:margin-left="0.855cm" fo:margin-right="0cm" fo:text-indent="-0.855cm"/>
      <style:text-properties fo:font-size="26pt" style:font-size-asian="32pt" style:font-size-complex="32pt"/>
    </style:style>
    <style:style style:name="P18" style:family="paragraph">
      <style:paragraph-properties fo:margin-left="0cm" fo:margin-right="0cm" fo:margin-top="0.246cm" fo:margin-bottom="0cm" fo:line-height="103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text-properties fo:font-size="20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text-shadow="none"/>
    </style:style>
    <style:style style:name="T3" style:family="text">
      <style:text-properties fo:color="#ff0000" fo:font-family="Tahoma" style:font-pitch="variable" fo:font-size="24pt" fo:language="en" fo:country="GB" style:font-size-asian="24pt" style:font-size-complex="24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font-size="26pt" fo:language="en" fo:country="GB" style:font-size-asian="26pt" style:font-size-complex="26pt"/>
    </style:style>
    <style:style style:name="T6" style:family="text">
      <style:text-properties fo:font-family="Tahoma" style:font-pitch="variable" fo:font-size="28pt" fo:language="en" fo:country="GB" style:font-size-asian="28pt" style:font-size-complex="28pt"/>
    </style:style>
    <style:style style:name="T7" style:family="text">
      <style:text-properties style:text-position="0% 100%" fo:font-family="Tahoma" style:font-pitch="variable" fo:font-size="28pt" fo:language="en" fo:country="GB" style:font-size-asian="28pt" style:font-size-complex="28pt"/>
    </style:style>
    <style:style style:name="T8" style:family="text">
      <style:text-properties style:text-position="-33% 58%" fo:font-family="Tahoma" style:font-pitch="variable" fo:font-size="28pt" fo:language="en" fo:country="GB" style:font-size-asian="28pt" style:font-size-complex="28pt"/>
    </style:style>
    <style:style style:name="T9" style:family="text">
      <style:text-properties style:text-position="super 58%" fo:font-family="Tahoma" style:font-pitch="variable" fo:font-size="28pt" fo:language="en" fo:country="GB" style:font-size-asian="28pt" style:font-size-complex="28pt"/>
    </style:style>
    <style:style style:name="T10" style:family="text">
      <style:text-properties fo:font-size="26pt" style:font-size-asian="32pt" style:font-size-complex="32pt"/>
    </style:style>
    <style:style style:name="T11" style:family="text">
      <style:text-properties style:text-position="0% 100%" fo:font-size="26pt" fo:text-shadow="none" style:font-size-asian="32pt" style:font-size-complex="32pt"/>
    </style:style>
    <style:style style:name="T12" style:family="text">
      <style:text-properties style:text-position="0% 100%" fo:font-family="Tahoma" style:font-pitch="variable" fo:font-size="28pt" fo:language="en" fo:country="GB" fo:text-shadow="none" style:font-size-asian="28pt" style:font-size-complex="28pt"/>
    </style:style>
    <style:style style:name="T1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size="30pt" fo:language="en" fo:country="GB" style:font-size-asian="30pt" style:font-size-complex="30pt"/>
    </style:style>
    <style:style style:name="T1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family="Symbol" style:font-family-generic="roman" style:font-pitch="variable" style:font-charset="x-symbol" fo:language="en" fo:country="GB" style:font-family-asian="Symbol" style:font-family-generic-asian="roman" style:font-pitch-asian="variable" style:font-charset-asian="x-symbol" style:font-family-complex="Symbol" style:font-family-generic-complex="roman" style:font-pitch-complex="variable" style:font-charset-complex="x-symbol"/>
    </style:style>
    <style:style style:name="T17" style:family="text">
      <style:text-properties fo:font-family="Tahoma" style:font-pitch="variable" fo:language="en" fo:country="GB" style:font-family-asian="Symbol" style:font-family-generic-asian="roman" style:font-pitch-asian="variable" style:font-charset-asian="x-symbol" style:font-family-complex="Symbol" style:font-family-generic-complex="roman" style:font-pitch-complex="variable" style:font-charset-complex="x-symbol"/>
    </style:style>
    <style:style style:name="T18" style:family="text">
      <style:text-properties style:use-window-font-color="true" style:text-outline="false" style:text-line-through-style="none" style:text-position="0% 100%" fo:font-family="Tahoma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Symbol" style:font-family-generic-asian="roman" style:font-pitch-asian="variable" style:font-charset-asian="x-symbol" style:font-size-asian="28pt" style:language-asian="zxx" style:country-asian="none" style:font-style-asian="normal" style:font-weight-asian="normal" style:font-family-complex="Symbol" style:font-family-generic-complex="roman" style:font-pitch-complex="variable" style:font-charset-complex="x-symbol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85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855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696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2.049cm" svg:height="2.339cm" svg:x="3.305cm" svg:y="9.371cm" presentation:class="outline" presentation:user-transformed="true">
          <draw:text-box>
            <text:p text:style-name="P1"><text:span text:style-name="T1"><text:s/></text:span><text:span text:style-name="T1">Circuito euleriano</text:span></text:p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É possível atravesar todas as pontes de uma cidade composta por ilhas sem repetir nenhuma ponte? </text:span></text:p>
          </draw:text-box>
        </draw:frame>
        <draw:custom-shape draw:style-name="gr2" draw:text-style-name="P3" draw:layer="layout" svg:width="4.964cm" svg:height="4.409cm" svg:x="2.755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1.653cm" svg:x="17.635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12.678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21.496cm" svg:y="9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3.31cm" svg:x="7.714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3.859cm" svg:height="2.756cm" svg:x="10.471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8" draw:layer="layout" svg:x1="6.062cm" svg:y1="12.678cm" svg:x2="13.776cm" svg:y2="12.682cm">
          <text:p/>
        </draw:line>
        <draw:line draw:style-name="gr3" draw:text-style-name="P8" draw:layer="layout" svg:x1="5.513cm" svg:y1="14.331cm" svg:x2="9.921cm" svg:y2="17.636cm">
          <text:p/>
        </draw:line>
        <draw:line draw:style-name="gr3" draw:text-style-name="P8" draw:layer="layout" svg:x1="13.227cm" svg:y1="18.84cm" svg:x2="19.289cm" svg:y2="18.087cm">
          <text:p/>
        </draw:line>
        <draw:line draw:style-name="gr3" draw:text-style-name="P8" draw:layer="layout" svg:x1="20.946cm" svg:y1="17.736cm" svg:x2="23.154cm" svg:y2="13.123cm">
          <text:p/>
        </draw:line>
        <draw:line draw:style-name="gr3" draw:text-style-name="P8" draw:layer="layout" svg:x1="22.147cm" svg:y1="12.124cm" svg:x2="14.228cm" svg:y2="14.331cm">
          <text:p/>
        </draw:line>
        <draw:line draw:style-name="gr3" draw:text-style-name="P8" draw:layer="layout" svg:x1="13.883cm" svg:y1="13.782cm" svg:x2="12.027cm" svg:y2="17.641cm">
          <text:p/>
        </draw:line>
        <draw:line draw:style-name="gr3" draw:text-style-name="P8" draw:layer="layout" svg:x1="19.394cm" svg:y1="17.737cm" svg:x2="14.232cm" svg:y2="14.777cm">
          <text:p/>
        </draw:lin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É possível atravesar todas as pontes de uma cidade composta por ilhas sem repetir nenhuma ponte? </text:span></text:p>
          </draw:text-box>
        </draw:frame>
        <draw:custom-shape draw:style-name="gr2" draw:text-style-name="P3" draw:layer="layout" svg:width="4.964cm" svg:height="4.409cm" svg:x="2.755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1.653cm" svg:x="17.635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12.678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21.496cm" svg:y="9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3.31cm" svg:x="7.714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3.859cm" svg:height="2.756cm" svg:x="10.471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8" draw:layer="layout" svg:x1="6.061cm" svg:y1="12.678cm" svg:x2="13.775cm" svg:y2="12.682cm">
          <text:p/>
        </draw:line>
        <draw:line draw:style-name="gr3" draw:text-style-name="P8" draw:layer="layout" svg:x1="5.513cm" svg:y1="14.331cm" svg:x2="9.921cm" svg:y2="17.636cm">
          <text:p/>
        </draw:line>
        <draw:line draw:style-name="gr3" draw:text-style-name="P8" draw:layer="layout" svg:x1="13.227cm" svg:y1="18.84cm" svg:x2="19.289cm" svg:y2="18.087cm">
          <text:p/>
        </draw:line>
        <draw:line draw:style-name="gr3" draw:text-style-name="P8" draw:layer="layout" svg:x1="20.946cm" svg:y1="17.736cm" svg:x2="23.154cm" svg:y2="13.123cm">
          <text:p/>
        </draw:line>
        <draw:line draw:style-name="gr3" draw:text-style-name="P8" draw:layer="layout" svg:x1="22.147cm" svg:y1="12.124cm" svg:x2="14.228cm" svg:y2="14.331cm">
          <text:p/>
        </draw:line>
        <draw:line draw:style-name="gr3" draw:text-style-name="P8" draw:layer="layout" svg:x1="13.883cm" svg:y1="13.782cm" svg:x2="12.027cm" svg:y2="17.641cm">
          <text:p/>
        </draw:line>
        <draw:line draw:style-name="gr3" draw:text-style-name="P8" draw:layer="layout" svg:x1="19.394cm" svg:y1="17.737cm" svg:x2="14.232cm" svg:y2="14.777cm">
          <text:p/>
        </draw:lin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É possível atravesar todas as pontes de uma cidade composta por ilhas sem repetir nenhuma ponte? </text:span></text:p>
          </draw:text-box>
        </draw:frame>
        <draw:custom-shape draw:style-name="gr2" draw:text-style-name="P3" draw:layer="layout" svg:width="4.964cm" svg:height="4.409cm" svg:x="2.755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1.653cm" svg:x="17.635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12.678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21.496cm" svg:y="9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3.31cm" svg:x="7.714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3.859cm" svg:height="2.756cm" svg:x="10.471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8" draw:layer="layout" svg:x1="6.061cm" svg:y1="12.678cm" svg:x2="13.775cm" svg:y2="12.682cm">
          <text:p/>
        </draw:line>
        <draw:line draw:style-name="gr3" draw:text-style-name="P8" draw:layer="layout" svg:x1="5.513cm" svg:y1="14.331cm" svg:x2="9.921cm" svg:y2="17.636cm">
          <text:p/>
        </draw:line>
        <draw:line draw:style-name="gr3" draw:text-style-name="P8" draw:layer="layout" svg:x1="13.227cm" svg:y1="18.84cm" svg:x2="19.289cm" svg:y2="18.087cm">
          <text:p/>
        </draw:line>
        <draw:line draw:style-name="gr3" draw:text-style-name="P8" draw:layer="layout" svg:x1="20.946cm" svg:y1="17.736cm" svg:x2="23.154cm" svg:y2="13.123cm">
          <text:p/>
        </draw:line>
        <draw:line draw:style-name="gr3" draw:text-style-name="P8" draw:layer="layout" svg:x1="22.147cm" svg:y1="12.124cm" svg:x2="14.228cm" svg:y2="14.331cm">
          <text:p/>
        </draw:line>
        <draw:line draw:style-name="gr4" draw:text-style-name="P8" draw:layer="layout" svg:x1="13.882cm" svg:y1="13.781cm" svg:x2="12.026cm" svg:y2="17.64cm">
          <text:p/>
        </draw:line>
        <draw:line draw:style-name="gr3" draw:text-style-name="P8" draw:layer="layout" svg:x1="19.394cm" svg:y1="17.737cm" svg:x2="14.232cm" svg:y2="14.777cm">
          <text:p/>
        </draw:lin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É possível atravesar todas as pontes de uma cidade composta por ilhas sem repetir nenhuma ponte? </text:span></text:p>
          </draw:text-box>
        </draw:frame>
        <draw:custom-shape draw:style-name="gr2" draw:text-style-name="P3" draw:layer="layout" svg:width="4.964cm" svg:height="4.409cm" svg:x="2.755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1.653cm" svg:x="17.635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12.678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21.496cm" svg:y="9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3.31cm" svg:x="7.714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3.859cm" svg:height="2.756cm" svg:x="10.471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8" draw:layer="layout" svg:x1="6.061cm" svg:y1="12.678cm" svg:x2="13.775cm" svg:y2="12.682cm">
          <text:p/>
        </draw:line>
        <draw:line draw:style-name="gr3" draw:text-style-name="P8" draw:layer="layout" svg:x1="5.513cm" svg:y1="14.331cm" svg:x2="9.921cm" svg:y2="17.636cm">
          <text:p/>
        </draw:line>
        <draw:line draw:style-name="gr4" draw:text-style-name="P8" draw:layer="layout" svg:x1="13.227cm" svg:y1="18.84cm" svg:x2="19.289cm" svg:y2="18.087cm">
          <text:p/>
        </draw:line>
        <draw:line draw:style-name="gr3" draw:text-style-name="P8" draw:layer="layout" svg:x1="20.946cm" svg:y1="17.736cm" svg:x2="23.154cm" svg:y2="13.123cm">
          <text:p/>
        </draw:line>
        <draw:line draw:style-name="gr3" draw:text-style-name="P8" draw:layer="layout" svg:x1="22.147cm" svg:y1="12.124cm" svg:x2="14.228cm" svg:y2="14.331cm">
          <text:p/>
        </draw:line>
        <draw:line draw:style-name="gr4" draw:text-style-name="P8" draw:layer="layout" svg:x1="13.882cm" svg:y1="13.781cm" svg:x2="12.026cm" svg:y2="17.64cm">
          <text:p/>
        </draw:line>
        <draw:line draw:style-name="gr3" draw:text-style-name="P8" draw:layer="layout" svg:x1="19.394cm" svg:y1="17.737cm" svg:x2="14.232cm" svg:y2="14.777cm">
          <text:p/>
        </draw:lin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É possível atravesar todas as pontes de uma cidade composta por ilhas sem repetir nenhuma ponte? </text:span></text:p>
          </draw:text-box>
        </draw:frame>
        <draw:custom-shape draw:style-name="gr2" draw:text-style-name="P3" draw:layer="layout" svg:width="4.964cm" svg:height="4.409cm" svg:x="2.755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1.653cm" svg:x="17.635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12.678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21.496cm" svg:y="9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3.31cm" svg:x="7.714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3.859cm" svg:height="2.756cm" svg:x="10.471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8" draw:layer="layout" svg:x1="6.061cm" svg:y1="12.678cm" svg:x2="13.775cm" svg:y2="12.682cm">
          <text:p/>
        </draw:line>
        <draw:line draw:style-name="gr3" draw:text-style-name="P8" draw:layer="layout" svg:x1="5.513cm" svg:y1="14.331cm" svg:x2="9.921cm" svg:y2="17.636cm">
          <text:p/>
        </draw:line>
        <draw:line draw:style-name="gr4" draw:text-style-name="P8" draw:layer="layout" svg:x1="13.227cm" svg:y1="18.84cm" svg:x2="19.289cm" svg:y2="18.087cm">
          <text:p/>
        </draw:line>
        <draw:line draw:style-name="gr4" draw:text-style-name="P8" draw:layer="layout" svg:x1="20.945cm" svg:y1="17.736cm" svg:x2="23.153cm" svg:y2="13.123cm">
          <text:p/>
        </draw:line>
        <draw:line draw:style-name="gr3" draw:text-style-name="P8" draw:layer="layout" svg:x1="22.147cm" svg:y1="12.124cm" svg:x2="14.228cm" svg:y2="14.331cm">
          <text:p/>
        </draw:line>
        <draw:line draw:style-name="gr4" draw:text-style-name="P8" draw:layer="layout" svg:x1="13.882cm" svg:y1="13.781cm" svg:x2="12.026cm" svg:y2="17.64cm">
          <text:p/>
        </draw:line>
        <draw:line draw:style-name="gr3" draw:text-style-name="P8" draw:layer="layout" svg:x1="19.394cm" svg:y1="17.737cm" svg:x2="14.232cm" svg:y2="14.777cm">
          <text:p/>
        </draw:lin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É possível atravesar todas as pontes de uma cidade composta por ilhas sem repetir nenhuma ponte? </text:span></text:p>
          </draw:text-box>
        </draw:frame>
        <draw:custom-shape draw:style-name="gr2" draw:text-style-name="P3" draw:layer="layout" svg:width="4.964cm" svg:height="4.409cm" svg:x="2.755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1.653cm" svg:x="17.635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12.678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21.496cm" svg:y="9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3.31cm" svg:x="7.714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3.859cm" svg:height="2.756cm" svg:x="10.471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8" draw:layer="layout" svg:x1="6.061cm" svg:y1="12.678cm" svg:x2="13.775cm" svg:y2="12.682cm">
          <text:p/>
        </draw:line>
        <draw:line draw:style-name="gr3" draw:text-style-name="P8" draw:layer="layout" svg:x1="5.513cm" svg:y1="14.331cm" svg:x2="9.921cm" svg:y2="17.636cm">
          <text:p/>
        </draw:line>
        <draw:line draw:style-name="gr4" draw:text-style-name="P8" draw:layer="layout" svg:x1="13.227cm" svg:y1="18.84cm" svg:x2="19.289cm" svg:y2="18.087cm">
          <text:p/>
        </draw:line>
        <draw:line draw:style-name="gr4" draw:text-style-name="P8" draw:layer="layout" svg:x1="20.945cm" svg:y1="17.736cm" svg:x2="23.153cm" svg:y2="13.123cm">
          <text:p/>
        </draw:line>
        <draw:line draw:style-name="gr4" draw:text-style-name="P8" draw:layer="layout" svg:x1="22.147cm" svg:y1="12.123cm" svg:x2="14.228cm" svg:y2="14.33cm">
          <text:p/>
        </draw:line>
        <draw:line draw:style-name="gr4" draw:text-style-name="P8" draw:layer="layout" svg:x1="13.882cm" svg:y1="13.781cm" svg:x2="12.026cm" svg:y2="17.64cm">
          <text:p/>
        </draw:line>
        <draw:line draw:style-name="gr3" draw:text-style-name="P8" draw:layer="layout" svg:x1="19.394cm" svg:y1="17.737cm" svg:x2="14.232cm" svg:y2="14.777cm">
          <text:p/>
        </draw:lin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É possível atravesar todas as pontes de uma cidade composta por ilhas sem repetir nenhuma ponte? </text:span></text:p>
          </draw:text-box>
        </draw:frame>
        <draw:custom-shape draw:style-name="gr2" draw:text-style-name="P3" draw:layer="layout" svg:width="4.964cm" svg:height="4.409cm" svg:x="2.755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1.653cm" svg:x="17.635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12.678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21.496cm" svg:y="9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3.31cm" svg:x="7.714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3.859cm" svg:height="2.756cm" svg:x="10.471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8" draw:layer="layout" svg:x1="6.061cm" svg:y1="12.678cm" svg:x2="13.775cm" svg:y2="12.682cm">
          <text:p/>
        </draw:line>
        <draw:line draw:style-name="gr3" draw:text-style-name="P8" draw:layer="layout" svg:x1="5.513cm" svg:y1="14.331cm" svg:x2="9.921cm" svg:y2="17.636cm">
          <text:p/>
        </draw:line>
        <draw:line draw:style-name="gr4" draw:text-style-name="P8" draw:layer="layout" svg:x1="13.227cm" svg:y1="18.84cm" svg:x2="19.289cm" svg:y2="18.087cm">
          <text:p/>
        </draw:line>
        <draw:line draw:style-name="gr4" draw:text-style-name="P8" draw:layer="layout" svg:x1="20.945cm" svg:y1="17.736cm" svg:x2="23.153cm" svg:y2="13.123cm">
          <text:p/>
        </draw:line>
        <draw:line draw:style-name="gr4" draw:text-style-name="P8" draw:layer="layout" svg:x1="22.147cm" svg:y1="12.123cm" svg:x2="14.228cm" svg:y2="14.33cm">
          <text:p/>
        </draw:line>
        <draw:line draw:style-name="gr4" draw:text-style-name="P8" draw:layer="layout" svg:x1="13.882cm" svg:y1="13.781cm" svg:x2="12.026cm" svg:y2="17.64cm">
          <text:p/>
        </draw:line>
        <draw:line draw:style-name="gr5" draw:text-style-name="P8" draw:layer="layout" svg:x1="19.394cm" svg:y1="17.737cm" svg:x2="14.232cm" svg:y2="14.777cm">
          <text:p/>
        </draw:lin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É possível atravesar todas as pontes de uma cidade composta por ilhas sem repetir nenhuma ponte? </text:span></text:p>
          </draw:text-box>
        </draw:frame>
        <draw:custom-shape draw:style-name="gr2" draw:text-style-name="P3" draw:layer="layout" svg:width="4.964cm" svg:height="4.409cm" svg:x="2.755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1.653cm" svg:x="17.635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12.678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21.496cm" svg:y="9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3.31cm" svg:x="7.714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3.859cm" svg:height="2.756cm" svg:x="10.471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8" draw:layer="layout" svg:x1="6.062cm" svg:y1="12.678cm" svg:x2="13.776cm" svg:y2="12.682cm">
          <text:p/>
        </draw:line>
        <draw:line draw:style-name="gr3" draw:text-style-name="P8" draw:layer="layout" svg:x1="5.513cm" svg:y1="14.331cm" svg:x2="9.921cm" svg:y2="17.636cm">
          <text:p/>
        </draw:line>
        <draw:line draw:style-name="gr3" draw:text-style-name="P8" draw:layer="layout" svg:x1="13.227cm" svg:y1="18.84cm" svg:x2="19.289cm" svg:y2="18.087cm">
          <text:p/>
        </draw:line>
        <draw:line draw:style-name="gr3" draw:text-style-name="P8" draw:layer="layout" svg:x1="20.946cm" svg:y1="17.736cm" svg:x2="23.154cm" svg:y2="13.123cm">
          <text:p/>
        </draw:line>
        <draw:line draw:style-name="gr3" draw:text-style-name="P8" draw:layer="layout" svg:x1="22.147cm" svg:y1="12.124cm" svg:x2="14.228cm" svg:y2="14.331cm">
          <text:p/>
        </draw:line>
        <draw:line draw:style-name="gr3" draw:text-style-name="P8" draw:layer="layout" svg:x1="13.883cm" svg:y1="13.782cm" svg:x2="12.027cm" svg:y2="17.641cm">
          <text:p/>
        </draw:line>
        <draw:line draw:style-name="gr3" draw:text-style-name="P8" draw:layer="layout" svg:x1="19.394cm" svg:y1="17.737cm" svg:x2="14.232cm" svg:y2="14.777cm">
          <text:p/>
        </draw:lin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É possível atravesar todas as pontes de uma cidade composta por ilhas sem repetir nenhuma ponte? </text:span></text:p>
          </draw:text-box>
        </draw:frame>
        <draw:custom-shape draw:style-name="gr2" draw:text-style-name="P3" draw:layer="layout" svg:width="4.964cm" svg:height="4.409cm" svg:x="2.755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1.653cm" svg:x="17.635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12.678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21.496cm" svg:y="9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3.31cm" svg:x="7.714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3.859cm" svg:height="2.756cm" svg:x="10.471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8" draw:layer="layout" svg:x1="6.062cm" svg:y1="12.678cm" svg:x2="13.776cm" svg:y2="12.682cm">
          <text:p/>
        </draw:line>
        <draw:line draw:style-name="gr5" draw:text-style-name="P8" draw:layer="layout" svg:x1="5.512cm" svg:y1="14.33cm" svg:x2="9.92cm" svg:y2="17.635cm">
          <text:p/>
        </draw:line>
        <draw:line draw:style-name="gr3" draw:text-style-name="P8" draw:layer="layout" svg:x1="13.227cm" svg:y1="18.84cm" svg:x2="19.289cm" svg:y2="18.087cm">
          <text:p/>
        </draw:line>
        <draw:line draw:style-name="gr3" draw:text-style-name="P8" draw:layer="layout" svg:x1="20.946cm" svg:y1="17.736cm" svg:x2="23.154cm" svg:y2="13.123cm">
          <text:p/>
        </draw:line>
        <draw:line draw:style-name="gr3" draw:text-style-name="P8" draw:layer="layout" svg:x1="22.147cm" svg:y1="12.124cm" svg:x2="14.228cm" svg:y2="14.331cm">
          <text:p/>
        </draw:line>
        <draw:line draw:style-name="gr3" draw:text-style-name="P8" draw:layer="layout" svg:x1="13.883cm" svg:y1="13.782cm" svg:x2="12.027cm" svg:y2="17.641cm">
          <text:p/>
        </draw:line>
        <draw:line draw:style-name="gr3" draw:text-style-name="P8" draw:layer="layout" svg:x1="19.394cm" svg:y1="17.737cm" svg:x2="14.232cm" svg:y2="14.777cm">
          <text:p/>
        </draw:lin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É possível atravesar todas as pontes de uma cidade composta por ilhas sem repetir nenhuma ponte? </text:span></text:p>
          </draw:text-box>
        </draw:frame>
        <draw:custom-shape draw:style-name="gr2" draw:text-style-name="P3" draw:layer="layout" svg:width="4.964cm" svg:height="4.409cm" svg:x="2.755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1.653cm" svg:x="17.635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12.678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21.496cm" svg:y="9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3.31cm" svg:x="7.714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3.859cm" svg:height="2.756cm" svg:x="10.471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8" draw:layer="layout" svg:x1="6.061cm" svg:y1="12.678cm" svg:x2="13.775cm" svg:y2="12.682cm">
          <text:p/>
        </draw:line>
        <draw:line draw:style-name="gr5" draw:text-style-name="P8" draw:layer="layout" svg:x1="5.512cm" svg:y1="14.33cm" svg:x2="9.92cm" svg:y2="17.635cm">
          <text:p/>
        </draw:line>
        <draw:line draw:style-name="gr3" draw:text-style-name="P8" draw:layer="layout" svg:x1="13.227cm" svg:y1="18.84cm" svg:x2="19.289cm" svg:y2="18.087cm">
          <text:p/>
        </draw:line>
        <draw:line draw:style-name="gr3" draw:text-style-name="P8" draw:layer="layout" svg:x1="20.946cm" svg:y1="17.736cm" svg:x2="23.154cm" svg:y2="13.123cm">
          <text:p/>
        </draw:line>
        <draw:line draw:style-name="gr3" draw:text-style-name="P8" draw:layer="layout" svg:x1="22.147cm" svg:y1="12.124cm" svg:x2="14.228cm" svg:y2="14.331cm">
          <text:p/>
        </draw:line>
        <draw:line draw:style-name="gr3" draw:text-style-name="P8" draw:layer="layout" svg:x1="13.883cm" svg:y1="13.782cm" svg:x2="12.027cm" svg:y2="17.641cm">
          <text:p/>
        </draw:line>
        <draw:line draw:style-name="gr3" draw:text-style-name="P8" draw:layer="layout" svg:x1="19.394cm" svg:y1="17.737cm" svg:x2="14.232cm" svg:y2="14.777cm">
          <text:p/>
        </draw:lin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É possível atravesar todas as pontes de uma cidade composta por ilhas sem repetir nenhuma ponte? </text:span></text:p>
          </draw:text-box>
        </draw:frame>
        <draw:custom-shape draw:style-name="gr2" draw:text-style-name="P3" draw:layer="layout" svg:width="4.964cm" svg:height="4.409cm" svg:x="2.755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1.653cm" svg:x="17.635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12.678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21.496cm" svg:y="9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3.31cm" svg:x="7.714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3.859cm" svg:height="2.756cm" svg:x="10.471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8" draw:layer="layout" svg:x1="6.061cm" svg:y1="12.678cm" svg:x2="13.775cm" svg:y2="12.682cm">
          <text:p/>
        </draw:line>
        <draw:line draw:style-name="gr5" draw:text-style-name="P8" draw:layer="layout" svg:x1="5.512cm" svg:y1="14.33cm" svg:x2="9.92cm" svg:y2="17.635cm">
          <text:p/>
        </draw:line>
        <draw:line draw:style-name="gr3" draw:text-style-name="P8" draw:layer="layout" svg:x1="13.227cm" svg:y1="18.84cm" svg:x2="19.289cm" svg:y2="18.087cm">
          <text:p/>
        </draw:line>
        <draw:line draw:style-name="gr3" draw:text-style-name="P8" draw:layer="layout" svg:x1="20.946cm" svg:y1="17.736cm" svg:x2="23.154cm" svg:y2="13.123cm">
          <text:p/>
        </draw:line>
        <draw:line draw:style-name="gr3" draw:text-style-name="P8" draw:layer="layout" svg:x1="22.147cm" svg:y1="12.124cm" svg:x2="14.228cm" svg:y2="14.331cm">
          <text:p/>
        </draw:line>
        <draw:line draw:style-name="gr4" draw:text-style-name="P8" draw:layer="layout" svg:x1="13.882cm" svg:y1="13.781cm" svg:x2="12.026cm" svg:y2="17.64cm">
          <text:p/>
        </draw:line>
        <draw:line draw:style-name="gr3" draw:text-style-name="P8" draw:layer="layout" svg:x1="19.394cm" svg:y1="17.737cm" svg:x2="14.232cm" svg:y2="14.777cm">
          <text:p/>
        </draw:lin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É possível atravesar todas as pontes de uma cidade composta por ilhas sem repetir nenhuma ponte? </text:span></text:p>
          </draw:text-box>
        </draw:frame>
        <draw:custom-shape draw:style-name="gr2" draw:text-style-name="P3" draw:layer="layout" svg:width="4.964cm" svg:height="4.409cm" svg:x="2.755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1.653cm" svg:x="17.635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12.678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21.496cm" svg:y="9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3.31cm" svg:x="7.714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3.859cm" svg:height="2.756cm" svg:x="10.471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8" draw:layer="layout" svg:x1="6.061cm" svg:y1="12.678cm" svg:x2="13.775cm" svg:y2="12.682cm">
          <text:p/>
        </draw:line>
        <draw:line draw:style-name="gr5" draw:text-style-name="P8" draw:layer="layout" svg:x1="5.512cm" svg:y1="14.33cm" svg:x2="9.92cm" svg:y2="17.635cm">
          <text:p/>
        </draw:line>
        <draw:line draw:style-name="gr4" draw:text-style-name="P8" draw:layer="layout" svg:x1="13.227cm" svg:y1="18.84cm" svg:x2="19.289cm" svg:y2="18.087cm">
          <text:p/>
        </draw:line>
        <draw:line draw:style-name="gr3" draw:text-style-name="P8" draw:layer="layout" svg:x1="20.946cm" svg:y1="17.736cm" svg:x2="23.154cm" svg:y2="13.123cm">
          <text:p/>
        </draw:line>
        <draw:line draw:style-name="gr3" draw:text-style-name="P8" draw:layer="layout" svg:x1="22.147cm" svg:y1="12.124cm" svg:x2="14.228cm" svg:y2="14.331cm">
          <text:p/>
        </draw:line>
        <draw:line draw:style-name="gr4" draw:text-style-name="P8" draw:layer="layout" svg:x1="13.882cm" svg:y1="13.781cm" svg:x2="12.026cm" svg:y2="17.64cm">
          <text:p/>
        </draw:line>
        <draw:line draw:style-name="gr3" draw:text-style-name="P8" draw:layer="layout" svg:x1="19.394cm" svg:y1="17.737cm" svg:x2="14.232cm" svg:y2="14.777cm">
          <text:p/>
        </draw:lin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É possível atravesar todas as pontes de uma cidade composta por ilhas sem repetir nenhuma ponte? </text:span></text:p>
          </draw:text-box>
        </draw:frame>
        <draw:custom-shape draw:style-name="gr2" draw:text-style-name="P3" draw:layer="layout" svg:width="4.964cm" svg:height="4.409cm" svg:x="2.755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1.653cm" svg:x="17.635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12.678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21.496cm" svg:y="9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3.31cm" svg:x="7.714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3.859cm" svg:height="2.756cm" svg:x="10.471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8" draw:layer="layout" svg:x1="6.061cm" svg:y1="12.678cm" svg:x2="13.775cm" svg:y2="12.682cm">
          <text:p/>
        </draw:line>
        <draw:line draw:style-name="gr5" draw:text-style-name="P8" draw:layer="layout" svg:x1="5.512cm" svg:y1="14.33cm" svg:x2="9.92cm" svg:y2="17.635cm">
          <text:p/>
        </draw:line>
        <draw:line draw:style-name="gr4" draw:text-style-name="P8" draw:layer="layout" svg:x1="13.227cm" svg:y1="18.84cm" svg:x2="19.289cm" svg:y2="18.087cm">
          <text:p/>
        </draw:line>
        <draw:line draw:style-name="gr3" draw:text-style-name="P8" draw:layer="layout" svg:x1="20.946cm" svg:y1="17.736cm" svg:x2="23.154cm" svg:y2="13.123cm">
          <text:p/>
        </draw:line>
        <draw:line draw:style-name="gr3" draw:text-style-name="P8" draw:layer="layout" svg:x1="22.147cm" svg:y1="12.124cm" svg:x2="14.228cm" svg:y2="14.331cm">
          <text:p/>
        </draw:line>
        <draw:line draw:style-name="gr4" draw:text-style-name="P8" draw:layer="layout" svg:x1="13.882cm" svg:y1="13.781cm" svg:x2="12.026cm" svg:y2="17.64cm">
          <text:p/>
        </draw:line>
        <draw:line draw:style-name="gr4" draw:text-style-name="P8" draw:layer="layout" svg:x1="19.394cm" svg:y1="17.737cm" svg:x2="14.232cm" svg:y2="14.777cm">
          <text:p/>
        </draw:lin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É possível atravesar todas as pontes de uma cidade composta por ilhas sem repetir nenhuma ponte? </text:span></text:p>
          </draw:text-box>
        </draw:frame>
        <draw:custom-shape draw:style-name="gr2" draw:text-style-name="P3" draw:layer="layout" svg:width="4.964cm" svg:height="4.409cm" svg:x="2.755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1.653cm" svg:x="17.635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12.678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21.496cm" svg:y="9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3.31cm" svg:x="7.714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3.859cm" svg:height="2.756cm" svg:x="10.471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8" draw:layer="layout" svg:x1="6.061cm" svg:y1="12.678cm" svg:x2="13.775cm" svg:y2="12.682cm">
          <text:p/>
        </draw:line>
        <draw:line draw:style-name="gr5" draw:text-style-name="P8" draw:layer="layout" svg:x1="5.512cm" svg:y1="14.33cm" svg:x2="9.92cm" svg:y2="17.635cm">
          <text:p/>
        </draw:line>
        <draw:line draw:style-name="gr4" draw:text-style-name="P8" draw:layer="layout" svg:x1="13.227cm" svg:y1="18.84cm" svg:x2="19.289cm" svg:y2="18.087cm">
          <text:p/>
        </draw:line>
        <draw:line draw:style-name="gr3" draw:text-style-name="P8" draw:layer="layout" svg:x1="20.946cm" svg:y1="17.736cm" svg:x2="23.154cm" svg:y2="13.123cm">
          <text:p/>
        </draw:line>
        <draw:line draw:style-name="gr5" draw:text-style-name="P8" draw:layer="layout" svg:x1="22.147cm" svg:y1="12.123cm" svg:x2="14.228cm" svg:y2="14.33cm">
          <text:p/>
        </draw:line>
        <draw:line draw:style-name="gr4" draw:text-style-name="P8" draw:layer="layout" svg:x1="13.882cm" svg:y1="13.781cm" svg:x2="12.026cm" svg:y2="17.64cm">
          <text:p/>
        </draw:line>
        <draw:line draw:style-name="gr4" draw:text-style-name="P8" draw:layer="layout" svg:x1="19.394cm" svg:y1="17.737cm" svg:x2="14.232cm" svg:y2="14.777cm">
          <text:p/>
        </draw:lin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É possível atravesar todas as pontes de uma cidade composta por ilhas sem repetir nenhuma ponte? </text:span></text:p>
          </draw:text-box>
        </draw:frame>
        <draw:custom-shape draw:style-name="gr2" draw:text-style-name="P3" draw:layer="layout" svg:width="4.964cm" svg:height="4.409cm" svg:x="2.755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1.653cm" svg:x="17.635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12.678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2.756cm" svg:height="4.409cm" svg:x="21.496cm" svg:y="9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4.964cm" svg:height="3.31cm" svg:x="7.714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3.859cm" svg:height="2.756cm" svg:x="10.471cm" svg:y="17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8" draw:layer="layout" svg:x1="6.061cm" svg:y1="12.678cm" svg:x2="13.775cm" svg:y2="12.682cm">
          <text:p/>
        </draw:line>
        <draw:line draw:style-name="gr5" draw:text-style-name="P8" draw:layer="layout" svg:x1="5.512cm" svg:y1="14.33cm" svg:x2="9.92cm" svg:y2="17.635cm">
          <text:p/>
        </draw:line>
        <draw:line draw:style-name="gr4" draw:text-style-name="P8" draw:layer="layout" svg:x1="13.227cm" svg:y1="18.84cm" svg:x2="19.289cm" svg:y2="18.087cm">
          <text:p/>
        </draw:line>
        <draw:line draw:style-name="gr5" draw:text-style-name="P8" draw:layer="layout" svg:x1="20.945cm" svg:y1="17.736cm" svg:x2="23.153cm" svg:y2="13.123cm">
          <text:p/>
        </draw:line>
        <draw:line draw:style-name="gr5" draw:text-style-name="P8" draw:layer="layout" svg:x1="22.147cm" svg:y1="12.123cm" svg:x2="14.228cm" svg:y2="14.33cm">
          <text:p/>
        </draw:line>
        <draw:line draw:style-name="gr4" draw:text-style-name="P8" draw:layer="layout" svg:x1="13.882cm" svg:y1="13.781cm" svg:x2="12.026cm" svg:y2="17.64cm">
          <text:p/>
        </draw:line>
        <draw:line draw:style-name="gr4" draw:text-style-name="P8" draw:layer="layout" svg:x1="19.394cm" svg:y1="17.737cm" svg:x2="14.232cm" svg:y2="14.777cm">
          <text:p/>
        </draw:lin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Podem se desenhar os seguintes grafos sem levantar o lapiz e sem passar duas vezes pela mesma aresta?</text:span></text:p>
          </draw:text-box>
        </draw:frame>
        <draw:custom-shape draw:style-name="gr6" draw:text-style-name="P3" draw:layer="layout" svg:width="0.652cm" svg:height="0.652cm" svg:x="6.513cm" svg:y="10.36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652cm" svg:height="0.652cm" svg:x="8.165cm" svg:y="15.4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652cm" svg:height="0.652cm" svg:x="4.306cm" svg:y="15.33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652cm" svg:height="0.652cm" svg:x="8.268cm" svg:y="12.5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8" draw:layer="layout" svg:x1="4.958cm" svg:y1="15.534cm" svg:x2="8.264cm" svg:y2="13.123cm">
          <text:p/>
        </draw:line>
        <draw:line draw:style-name="gr3" draw:text-style-name="P8" draw:layer="layout" svg:x1="8.371cm" svg:y1="15.534cm" svg:x2="4.861cm" svg:y2="13.123cm">
          <text:p/>
        </draw:line>
        <draw:line draw:style-name="gr3" draw:text-style-name="P8" draw:layer="layout" svg:x1="4.958cm" svg:y1="12.779cm" svg:x2="6.61cm" svg:y2="10.923cm">
          <text:p/>
        </draw:line>
        <draw:line draw:style-name="gr3" draw:text-style-name="P8" draw:layer="layout" svg:x1="7.165cm" svg:y1="11.025cm" svg:x2="8.817cm" svg:y2="12.679cm">
          <text:p/>
        </draw:line>
        <draw:line draw:style-name="gr3" draw:text-style-name="P8" draw:layer="layout" svg:x1="8.599cm" svg:y1="13.338cm" svg:x2="8.603cm" svg:y2="15.545cm">
          <text:p/>
        </draw:line>
        <draw:line draw:style-name="gr3" draw:text-style-name="P8" draw:layer="layout" svg:x1="8.37cm" svg:y1="15.983cm" svg:x2="4.306cm" svg:y2="15.989cm">
          <text:p/>
        </draw:line>
        <draw:line draw:style-name="gr3" draw:text-style-name="P8" draw:layer="layout" svg:x1="4.715cm" svg:y1="15.534cm" svg:x2="4.721cm" svg:y2="13.123cm">
          <text:p/>
        </draw:line>
        <draw:line draw:style-name="gr3" draw:text-style-name="P8" draw:layer="layout" svg:x1="4.734cm" svg:y1="12.901cm" svg:x2="8.268cm" svg:y2="12.907cm">
          <text:p/>
        </draw:line>
        <draw:custom-shape draw:style-name="gr6" draw:text-style-name="P3" draw:layer="layout" svg:width="0.652cm" svg:height="0.652cm" svg:x="4.409cm" svg:y="12.5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652cm" svg:height="0.652cm" svg:x="17.868cm" svg:y="10.36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652cm" svg:height="0.652cm" svg:x="19.521cm" svg:y="15.4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652cm" svg:height="0.652cm" svg:x="15.661cm" svg:y="15.33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652cm" svg:height="0.652cm" svg:x="19.623cm" svg:y="12.5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8" draw:layer="layout" svg:x1="16.314cm" svg:y1="15.534cm" svg:x2="19.62cm" svg:y2="13.123cm">
          <text:p/>
        </draw:line>
        <draw:line draw:style-name="gr3" draw:text-style-name="P8" draw:layer="layout" svg:x1="19.727cm" svg:y1="15.534cm" svg:x2="16.217cm" svg:y2="13.123cm">
          <text:p/>
        </draw:line>
        <draw:line draw:style-name="gr3" draw:text-style-name="P8" draw:layer="layout" svg:x1="16.314cm" svg:y1="12.779cm" svg:x2="17.966cm" svg:y2="10.923cm">
          <text:p/>
        </draw:line>
        <draw:line draw:style-name="gr3" draw:text-style-name="P8" draw:layer="layout" svg:x1="18.521cm" svg:y1="11.025cm" svg:x2="20.173cm" svg:y2="12.679cm">
          <text:p/>
        </draw:line>
        <draw:line draw:style-name="gr3" draw:text-style-name="P8" draw:layer="layout" svg:x1="19.955cm" svg:y1="13.338cm" svg:x2="19.959cm" svg:y2="15.545cm">
          <text:p/>
        </draw:line>
        <draw:line draw:style-name="gr3" draw:text-style-name="P8" draw:layer="layout" svg:x1="19.725cm" svg:y1="15.983cm" svg:x2="15.661cm" svg:y2="15.989cm">
          <text:p/>
        </draw:line>
        <draw:line draw:style-name="gr3" draw:text-style-name="P8" draw:layer="layout" svg:x1="16.071cm" svg:y1="15.534cm" svg:x2="16.075cm" svg:y2="13.123cm">
          <text:p/>
        </draw:line>
        <draw:line draw:style-name="gr3" draw:text-style-name="P8" draw:layer="layout" svg:x1="16.09cm" svg:y1="12.901cm" svg:x2="19.624cm" svg:y2="12.907cm">
          <text:p/>
        </draw:line>
        <draw:custom-shape draw:style-name="gr6" draw:text-style-name="P3" draw:layer="layout" svg:width="0.652cm" svg:height="0.652cm" svg:x="15.764cm" svg:y="12.5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651cm" svg:height="0.652cm" svg:x="15.881cm" svg:y="10.36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8" draw:layer="layout" svg:x1="16.071cm" svg:y1="12.779cm" svg:x2="16.075cm" svg:y2="10.923cm">
          <text:p/>
        </draw:line>
        <draw:line draw:style-name="gr3" draw:text-style-name="P8" draw:layer="layout" svg:x1="16.537cm" svg:y1="10.471cm" svg:x2="18.189cm" svg:y2="10.475cm">
          <text:p/>
        </draw:line>
        <draw:custom-shape draw:style-name="gr7" draw:text-style-name="P10" xml:id="id1" draw:id="id1" draw:layer="layout" svg:width="3.31cm" svg:height="1.653cm" svg:x="5.512cm" svg:y="16.537cm">
          <text:p text:style-name="P9"><text:span text:style-name="T3">Sim</text:span></text:p>
          <draw:enhanced-geometry svg:viewBox="0 0 21600 21600" draw:type="mso-spt202" draw:enhanced-path="M 0 0 L 21600 0 21600 21600 0 21600 0 0 Z N"/>
        </draw:custom-shape>
        <draw:custom-shape draw:style-name="gr8" draw:text-style-name="P10" xml:id="id2" draw:id="id2" draw:layer="layout" svg:width="3.31cm" svg:height="1.653cm" svg:x="17.086cm" svg:y="16.537cm">
          <text:p text:style-name="P9"><text:span text:style-name="T3">Não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5" draw:text-style-name="P7" draw:layer="layout" svg:width="24.496cm" svg:height="12.854cm" svg:x="2.565cm" svg:y="4.898cm" presentation:class="outline" presentation:user-transformed="true">
          <draw:text-box>
            <text:p text:style-name="P1"><text:span text:style-name="T1">Caminho euleriano: Caminho que passa por todas as arestas de um grafo exatamente uma vez.</text:span></text:p>
            <text:p text:style-name="P11"><text:span text:style-name="T1">Circuito euleriano: Circuito que passa por todas as arestas de um grafo exatamente uma vez.</text:span></text:p>
            <text:p text:style-name="P11"><text:span text:style-name="T1">Um grafo é euleriano se contém um circuito euleriano.</text:span></text:p>
          </draw:text-box>
        </draw:fram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6" draw:text-style-name="P7" draw:layer="layout" svg:width="24.496cm" svg:height="13.17cm" svg:x="2.565cm" svg:y="4.9cm" presentation:class="outline" presentation:user-transformed="true">
          <draw:text-box>
            <text:p text:style-name="P1"><text:span text:style-name="T1">Teorema: Um grafo conexo é euleriano se e somente se não tem vértices de grau ímpar.</text:span></text:p>
            <text:p text:style-name="P11"><text:span text:style-name="T1">Prova:</text:span></text:p>
            <text:p xml:id="id3" text:id="id3" text:style-name="P11"><text:span text:style-name="T1">=&gt;) Seja C o circuito euleriano com inicio e fim no vértice u.</text:span></text:p>
            <text:p xml:id="id4" text:id="id4" text:style-name="P11"><text:span text:style-name="T1">Por cada vez que um vértice v diferente de u aparece no circuito duas arestas incidentes a v são usadas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xml:id="id5" text:id="id5" text:style-name="P1"><text:span text:style-name="T1">Como todas as arestas do grafo são percorridas por C o grau de todo vértice diferente de u é par.</text:span></text:p>
            <text:p xml:id="id6" text:id="id6" text:style-name="P11"><text:span text:style-name="T1">Considerando que o ciclo inícia e acaba no mesmo vértice determina-se que u também tem grau par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7" draw:text-style-name="P7" draw:layer="layout" svg:width="24.496cm" svg:height="14.302cm" svg:x="2.565cm" svg:y="4.898cm" presentation:class="outline" presentation:user-transformed="true">
          <draw:text-box>
            <text:p xml:id="id7" text:id="id7" text:style-name="P1"><text:span text:style-name="T4">&lt;=) Supongamos que G é o grafo conexo, não euleriano, com graus sempre pares e o menor número de arestas.</text:span></text:p>
            <text:p xml:id="id8" text:id="id8" text:style-name="P11"><text:span text:style-name="T4">Dado que o grau de cada vértice é maior ou igual a 2, G tem um ciclo. (entrando por uma aresta e saindo pela outra em algum momento chegamos a úm vértice já visto)</text:span></text:p>
            <text:p xml:id="id9" text:id="id9" text:style-name="P11"><text:span text:style-name="T4">Seja C o ciclo de G (não necessariamente simples) com maior número de arestas.</text:span></text:p>
            <text:p xml:id="id10" text:id="id10" text:style-name="P11"><text:span text:style-name="T4">Como G não é euleriano, G-E(C) tem alguma componente conexa G' com pelo menos uma aresta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8" draw:text-style-name="P7" draw:layer="layout" svg:width="24.494cm" svg:height="16.505cm" svg:x="2.513cm" svg:y="3.337cm" presentation:class="outline" presentation:user-transformed="true">
          <draw:text-box>
            <text:p xml:id="id11" text:id="id11" text:style-name="P1"><text:span text:style-name="T5">Como C é um ciclo, todos os vértices de C tem grau par em C.</text:span></text:p>
            <text:p xml:id="id12" text:id="id12" text:style-name="P11"><text:span text:style-name="T5">Então todos os vértices de G' tem grau par.</text:span></text:p>
            <text:p xml:id="id13" text:id="id13" text:style-name="P11"><text:span text:style-name="T5">Então G' é euleriano por ter menos arestas que G. Seja C' um ciclo euleriano de G'.</text:span></text:p>
            <text:p xml:id="id14" text:id="id14" text:style-name="P11"><text:span text:style-name="T5">Como o grafo é conexo, existe um vértice v que pertence à interseção de C com C'.</text:span></text:p>
            <text:p xml:id="id15" text:id="id15" text:style-name="P11"><text:span text:style-name="T5">Escolhendo v como início e fim de ambos ciclos temos que CC' é um ciclo de G com mais arestas que C.</text:span></text:p>
            <text:p xml:id="id16" text:id="id16" text:style-name="P11"><text:span text:style-name="T5">Absurdo porque C era máximo em número de arestas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0.867cm" presentation:class="title" presentation:user-transformed="true">
          <draw:text-box>
            <text:p text:style-name="P5"><text:span text:style-name="T2">Circuito euler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Corolário: Um grafo tem um caminho euleriano se e somente se tem no máximo dois vértices de grau impar.</text:span></text:p>
          </draw:text-box>
        </draw:fram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19.828cm" svg:height="1.915cm" svg:x="4.432cm" svg:y="0.867cm" presentation:class="title" presentation:user-transformed="true">
          <draw:text-box>
            <text:p text:style-name="P12"><text:span text:style-name="T1">Algoritmo de Fleury</text:span></text:p>
          </draw:text-box>
        </draw:frame>
        <draw:frame presentation:style-name="pr9" draw:text-style-name="P7" draw:layer="layout" svg:width="24.494cm" svg:height="3.37cm" svg:x="2.513cm" svg:y="3.247cm" presentation:class="outline" presentation:user-transformed="true">
          <draw:text-box>
            <text:p text:style-name="P14"><text:span text:style-name="T1">Encontra um ciclo euleriano em um grafo euleriano.</text:span></text:p>
          </draw:text-box>
        </draw:frame>
        <draw:custom-shape draw:style-name="gr9" draw:text-style-name="P10" draw:layer="layout" svg:width="24.496cm" svg:height="11.083cm" svg:x="3.552cm" svg:y="6.555cm">
          <text:p text:style-name="P1"><text:span text:style-name="T6"><text:s/></text:span><text:span text:style-name="T6">Escolher um vértice</text:span><text:span text:style-name="T7"> v</text:span><text:span text:style-name="T8">0</text:span><text:span text:style-name="T7"> qualquer. Fazer v</text:span><text:span text:style-name="T8">c</text:span><text:span text:style-name="T7"> = v</text:span><text:span text:style-name="T8">0</text:span><text:span text:style-name="T7">. </text:span></text:p>
          <text:p text:style-name="P11"><text:span text:style-name="T7"><text:s/></text:span><text:span text:style-name="T7">Escolher uma aresta (v</text:span><text:span text:style-name="T8">c</text:span><text:span text:style-name="T7">, v</text:span><text:span text:style-name="T8">p</text:span><text:span text:style-name="T7">) que não seja </text:span></text:p>
          <text:p text:style-name="P11"><text:span text:style-name="T7"><text:tab/></text:span><text:span text:style-name="T7">ponte de G a menos que seja a única alternativa.</text:span></text:p>
          <text:p text:style-name="P11"><text:span text:style-name="T7"><text:s/></text:span><text:span text:style-name="T7">Apagar (v</text:span><text:span text:style-name="T8">c</text:span><text:span text:style-name="T7">, v</text:span><text:span text:style-name="T8">p</text:span><text:span text:style-name="T7">) e fazer v</text:span><text:span text:style-name="T8">c</text:span><text:span text:style-name="T7">=v</text:span><text:span text:style-name="T8">p</text:span><text:span text:style-name="T7">.</text:span></text:p>
          <text:p text:style-name="P11"><text:span text:style-name="T7"><text:s/></text:span><text:span text:style-name="T7">Se o grafo ainda tem arestas voltar ao passo 2.</text:span></text:p>
          <text:p text:style-name="P11"><text:span text:style-name="T7"/></text:p>
          <text:p text:style-name="P11"><text:span text:style-name="T7"/></text:p>
          <text:p text:style-name="P11"><text:span text:style-name="T7">Dá para implementar em O(m</text:span><text:span text:style-name="T9">2</text:span><text:span text:style-name="T7">) 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10" draw:text-style-name="P15" draw:layer="layout" svg:width="19.726cm" svg:height="1.915cm" svg:x="4.433cm" svg:y="0.841cm" presentation:class="title" presentation:user-transformed="true">
          <draw:text-box>
            <text:p text:style-name="P15">Algoritmo Hierholzer</text:p>
          </draw:text-box>
        </draw:frame>
        <draw:frame presentation:style-name="pr11" draw:text-style-name="P17" draw:layer="layout" svg:width="24.393cm" svg:height="14.976cm" svg:x="2.566cm" svg:y="4.848cm" presentation:class="outline" presentation:user-transformed="true">
          <draw:text-box>
            <text:p text:style-name="P15"><text:span text:style-name="T10">Começar com um circuito vazio C.</text:span></text:p>
            <text:p text:style-name="P15"><text:span text:style-name="T10">Escolher um vértice v</text:span><text:span text:style-name="T11">.</text:span></text:p>
            <text:p text:style-name="P15"><text:span text:style-name="T11">Percorrer as arestas do grafo até voltar a v. (sempre é possível pois todos os vértices tem grau par)</text:span></text:p>
            <text:p text:style-name="P15"><text:span text:style-name="T11">Inserir o novo circuito em C, começando e terminando em v, e apagar as arestas do circuito do grafo.</text:span></text:p>
            <text:p text:style-name="P15"><text:span text:style-name="T11">Se o circuito não é euleriano, escolher um novo v com d(v)&gt;0 e voltar no passo 2.</text:span></text:p>
            <text:p text:style-name="P15"><text:span text:style-name="T11"/></text:p>
            <text:p text:style-name="P15"><text:span text:style-name="T11"/></text:p>
            <text:p text:style-name="P16"><text:span text:style-name="T12">Dá para implementar em O(m) </text:span></text:p>
          </draw:text-box>
        </draw:frame>
        <presentation:notes draw:style-name="dp2">
          <draw:page-thumbnail draw:style-name="gr10" draw:layer="layout" svg:width="13.893cm" svg:height="11.081cm" svg:x="3.498cm" svg:y="2.227cm" draw:page-number="25" presentation:class="page"/>
          <draw:frame presentation:style-name="pr12" draw:text-style-name="P4" draw:layer="layout" svg:width="16.693cm" svg:height="13.017cm" svg:x="2.098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19.828cm" svg:height="1.915cm" svg:x="4.432cm" svg:y="0.867cm" presentation:class="title" presentation:user-transformed="true">
          <draw:text-box>
            <text:p text:style-name="P12"><text:span text:style-name="T1">Carteiro Chines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Problema do carteiro chines: Percorrer todas as arestas do grafo e voltar para o vértice de início a custo mínimo.</text:span></text:p>
            <text:p text:style-name="P18"><text:span text:style-name="T13">Camião colector de lixo.</text:span></text:p>
          </draw:text-box>
        </draw:fram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19.828cm" svg:height="1.915cm" svg:x="4.432cm" svg:y="0.867cm" presentation:class="title" presentation:user-transformed="true">
          <draw:text-box>
            <text:p text:style-name="P12"><text:span text:style-name="T1">Carteiro Chines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Se o grafo é euleriano, o circuito euleriano é a solução ótima pois o carteiro percorre cada aresta do grafo apenas uma vez.</text:span></text:p>
          </draw:text-box>
        </draw:fram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19.828cm" svg:height="1.915cm" svg:x="4.432cm" svg:y="0.867cm" presentation:class="title" presentation:user-transformed="true">
          <draw:text-box>
            <text:p text:style-name="P12"><text:span text:style-name="T1">Carteiro Chines</text:span></text:p>
          </draw:text-box>
        </draw:frame>
        <draw:frame presentation:style-name="pr13" draw:text-style-name="P7" draw:layer="layout" svg:width="24.496cm" svg:height="13.787cm" svg:x="2.565cm" svg:y="4.9cm" presentation:class="outline" presentation:user-transformed="true">
          <draw:text-box>
            <text:p text:style-name="P1"><text:span text:style-name="T14">Se o grafo tem vértices de grau impar, algumas arestas deverão ser percorridas duas ou mais vezes.</text:span></text:p>
            <text:p text:style-name="P11"><text:span text:style-name="T14">Algumas arestas devem ser duplicadas para transformar o grafo em um grafo euleriano.</text:span></text:p>
            <text:p text:style-name="P11"><text:span text:style-name="T14">As arestas a serem duplicadas devem ser tais que:</text:span></text:p>
            <text:p text:style-name="P18"><text:span text:style-name="T13">Todo vértice fica com grau par.</text:span></text:p>
            <text:p text:style-name="P18"><text:span text:style-name="T13">A soma dos pesos das arestas duplicadas deve ser mínima.</text:span></text:p>
          </draw:text-box>
        </draw:fram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19.828cm" svg:height="1.915cm" svg:x="4.432cm" svg:y="0.867cm" presentation:class="title" presentation:user-transformed="true">
          <draw:text-box>
            <text:p text:style-name="P12"><text:span text:style-name="T1">Carteiro Chines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Quando o grafo tem apenas dois vértices com grau impar as arestas que são parte do caminho mínimo entre esses dois vértices devem ser duplicadas.</text:span></text:p>
            <text:p text:style-name="P18"><text:span text:style-name="T13">Ver no quadro.</text:span></text:p>
            <text:p text:style-name="P11"><text:span text:style-name="T1">Depois usar algum algoritmo para determinar um circuito euleriano.</text:span></text:p>
          </draw:text-box>
        </draw:fram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19.828cm" svg:height="1.915cm" svg:x="4.432cm" svg:y="0.867cm" presentation:class="title" presentation:user-transformed="true">
          <draw:text-box>
            <text:p text:style-name="P12"><text:span text:style-name="T1">Carteiro Chines</text:span></text:p>
          </draw:text-box>
        </draw:frame>
        <draw:frame presentation:style-name="pr14" draw:text-style-name="P7" draw:layer="layout" svg:width="24.494cm" svg:height="15.573cm" svg:x="2.513cm" svg:y="3.748cm" presentation:class="outline" presentation:user-transformed="true">
          <draw:text-box>
            <text:p text:style-name="P1"><text:span text:style-name="T4">Se o grafo tem mais de dois vértices de grau impar?</text:span></text:p>
            <text:p xml:id="id17" text:id="id17" text:style-name="P18"><text:span text:style-name="T15">Determinar o caminho mínimo entre todo par de vértices de grau impar.</text:span></text:p>
            <text:p xml:id="id18" text:id="id18" text:style-name="P18"><text:span text:style-name="T15">Criar o grafo completo dos vértices de grau impar com peso das arestas igual ao comprimento do caminho mínimo.</text:span></text:p>
            <text:p xml:id="id19" text:id="id19" text:style-name="P18"><text:span text:style-name="T15">Resolver emparelhamento a custo mínimo nesse grafo.</text:span></text:p>
            <text:p xml:id="id20" text:id="id20" text:style-name="P18"><text:span text:style-name="T15">Duplicar as arestas dos caminhos mínimos entre os vértices emparelhados.</text:span></text:p>
            <text:p xml:id="id21" text:id="id21" text:style-name="P18"><text:span text:style-name="T15">Usar algum algoritmo para determinar um circuito euleriano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19.828cm" svg:height="1.915cm" svg:x="4.432cm" svg:y="0.867cm" presentation:class="title" presentation:user-transformed="true">
          <draw:text-box>
            <text:p text:style-name="P12"><text:span text:style-name="T1">Caminho Hamiltoniano</text:span></text:p>
          </draw:text-box>
        </draw:frame>
        <draw:frame presentation:style-name="pr6" draw:text-style-name="P7" draw:layer="layout" svg:width="24.496cm" svg:height="13.17cm" svg:x="2.565cm" svg:y="4.9cm" presentation:class="outline" presentation:user-transformed="true">
          <draw:text-box>
            <text:p text:style-name="P1"><text:span text:style-name="T1">Caminho hamiltoniano: Caminho simples que contém todo vértice de G.</text:span></text:p>
            <text:p text:style-name="P11"><text:span text:style-name="T1">Ciclo hamiltoniano: Ciclo simples que contém todo vértice de G.</text:span></text:p>
            <text:p text:style-name="P11"><text:span text:style-name="T1">Grafo hamiltoniano: grafo que tem um ciclo hamiltoniano.</text:span></text:p>
            <text:p text:style-name="P11"><text:span text:style-name="T1">Determinar se um grafo é hamiltoniano é NP-Completo.</text:span></text:p>
          </draw:text-box>
        </draw:fram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19.828cm" svg:height="1.915cm" svg:x="4.432cm" svg:y="0.867cm" presentation:class="title" presentation:user-transformed="true">
          <draw:text-box>
            <text:p text:style-name="P12"><text:span text:style-name="T1">Caminho Hamiltoniano</text:span></text:p>
          </draw:text-box>
        </draw:frame>
        <draw:frame presentation:style-name="pr15" draw:text-style-name="P7" draw:layer="layout" svg:width="24.494cm" svg:height="14.963cm" svg:x="2.513cm" svg:y="3.902cm" presentation:class="outline" presentation:user-transformed="true">
          <draw:text-box>
            <text:p text:style-name="P1"><text:span text:style-name="T1">Teorema: Se G é hamiltoniano, para todo S </text:span><text:span text:style-name="T16"></text:span><text:span text:style-name="T17"> V tal que |S|&gt;0, o número de componentes conexas de G-S é menor igual a |S|.</text:span></text:p>
            <text:p text:style-name="P18"><text:span text:style-name="T18">Tirando um vértice não podem ficar mais que 1 componente conexa. (sem ponto de articulação)‏</text:span></text:p>
            <text:p text:style-name="P18"><text:span text:style-name="T18">Tirando dois vértices não podem ficar mais que 2 componentes conexas.</text:span></text:p>
            <text:p text:style-name="P18"><text:span text:style-name="T18">etc.</text:span></text:p>
          </draw:text-box>
        </draw:fram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19.828cm" svg:height="1.915cm" svg:x="4.432cm" svg:y="0.867cm" presentation:class="title" presentation:user-transformed="true">
          <draw:text-box>
            <text:p text:style-name="P12"><text:span text:style-name="T2">Caminho Hamiltoniano</text:span></text:p>
          </draw:text-box>
        </draw:frame>
        <draw:frame presentation:style-name="pr4" draw:text-style-name="P7" draw:layer="layout" svg:width="24.496cm" svg:height="12.091cm" svg:x="2.565cm" svg:y="4.898cm" presentation:class="outline" presentation:user-transformed="true">
          <draw:text-box>
            <text:p text:style-name="P1"><text:span text:style-name="T1">Ideia para determinar que um grafo não é hamiltoniano: tirar conjuntos de vértices com grau alto e contar as componentes conexas.</text:span></text:p>
            <text:p text:style-name="P11"><text:span text:style-name="T1">Condição necessária mas não suficiente.</text:span></text:p>
          </draw:text-box>
        </draw:fram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19.828cm" svg:height="1.915cm" svg:x="4.432cm" svg:y="0.867cm" presentation:class="title" presentation:user-transformed="true">
          <draw:text-box>
            <text:p text:style-name="P12"><text:span text:style-name="T2">Caminho Hamiltoniano</text:span></text:p>
          </draw:text-box>
        </draw:frame>
        <draw:line draw:style-name="gr3" draw:text-style-name="P8" draw:layer="layout" svg:x1="8.818cm" svg:y1="9.473cm" svg:x2="14.331cm" svg:y2="7.616cm">
          <text:p/>
        </draw:line>
        <draw:line draw:style-name="gr3" draw:text-style-name="P8" draw:layer="layout" svg:x1="14.88cm" svg:y1="7.714cm" svg:x2="21.496cm" svg:y2="9.921cm">
          <text:p/>
        </draw:line>
        <draw:line draw:style-name="gr3" draw:text-style-name="P8" draw:layer="layout" svg:x1="21.596cm" svg:y1="10.471cm" svg:x2="18.087cm" svg:y2="15.983cm">
          <text:p/>
        </draw:line>
        <draw:line draw:style-name="gr3" draw:text-style-name="P8" draw:layer="layout" svg:x1="17.738cm" svg:y1="16.537cm" svg:x2="11.472cm" svg:y2="16.541cm">
          <text:p/>
        </draw:line>
        <draw:line draw:style-name="gr3" draw:text-style-name="P8" draw:layer="layout" svg:x1="11.126cm" svg:y1="16.086cm" svg:x2="8.715cm" svg:y2="9.82cm">
          <text:p/>
        </draw:line>
        <draw:line draw:style-name="gr3" draw:text-style-name="P8" draw:layer="layout" svg:x1="16.084cm" svg:y1="13.882cm" svg:x2="11.471cm" svg:y2="11.471cm">
          <text:p/>
        </draw:line>
        <draw:line draw:style-name="gr3" draw:text-style-name="P8" draw:layer="layout" svg:x1="11.575cm" svg:y1="11.025cm" svg:x2="18.19cm" svg:y2="11.031cm">
          <text:p/>
        </draw:line>
        <draw:line draw:style-name="gr3" draw:text-style-name="P8" draw:layer="layout" svg:x1="18.291cm" svg:y1="11.575cm" svg:x2="13.129cm" svg:y2="13.782cm">
          <text:p/>
        </draw:line>
        <draw:line draw:style-name="gr3" draw:text-style-name="P8" draw:layer="layout" svg:x1="13.227cm" svg:y1="13.883cm" svg:x2="14.33cm" svg:y2="9.82cm">
          <text:p/>
        </draw:line>
        <draw:line draw:style-name="gr3" draw:text-style-name="P8" draw:layer="layout" svg:x1="14.88cm" svg:y1="9.921cm" svg:x2="16.532cm" svg:y2="13.781cm">
          <text:p/>
        </draw:line>
        <draw:line draw:style-name="gr3" draw:text-style-name="P8" draw:layer="layout" svg:x1="14.549cm" svg:y1="7.714cm" svg:x2="14.555cm" svg:y2="9.368cm">
          <text:p/>
        </draw:line>
        <draw:line draw:style-name="gr3" draw:text-style-name="P8" draw:layer="layout" svg:x1="11.126cm" svg:y1="11.126cm" svg:x2="8.715cm" svg:y2="9.599cm">
          <text:p/>
        </draw:line>
        <draw:line draw:style-name="gr3" draw:text-style-name="P8" draw:layer="layout" svg:x1="13.328cm" svg:y1="13.782cm" svg:x2="11.472cm" svg:y2="15.989cm">
          <text:p/>
        </draw:line>
        <draw:line draw:style-name="gr3" draw:text-style-name="P8" draw:layer="layout" svg:x1="16.537cm" svg:y1="13.782cm" svg:x2="17.64cm" svg:y2="15.989cm">
          <text:p/>
        </draw:line>
        <draw:line draw:style-name="gr3" draw:text-style-name="P8" draw:layer="layout" svg:x1="18.739cm" svg:y1="11.127cm" svg:x2="22.045cm" svg:y2="9.82cm">
          <text:p/>
        </draw:line>
        <draw:custom-shape draw:style-name="gr6" draw:text-style-name="P3" draw:layer="layout" svg:width="0.555cm" svg:height="0.555cm" svg:x="11.024cm" svg:y="15.98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555cm" svg:height="0.555cm" svg:x="17.635cm" svg:y="15.98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555cm" svg:height="0.555cm" svg:x="21.495cm" svg:y="9.9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555cm" svg:height="0.555cm" svg:x="18.189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555cm" svg:height="0.555cm" svg:x="16.128cm" svg:y="13.3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555cm" svg:height="0.555cm" svg:x="12.92cm" svg:y="13.3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555cm" svg:height="0.555cm" svg:x="8.268cm" svg:y="9.37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555cm" svg:height="0.555cm" svg:x="11.024cm" svg:y="11.0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555cm" svg:height="0.555cm" svg:x="14.33cm" svg:y="9.37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3" draw:layer="layout" svg:width="0.555cm" svg:height="0.555cm" svg:x="14.33cm" svg:y="7.16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Exercísio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1">
              <text:list-item>
                <text:p>Um grafo não orientado é euclidiano se e somente se é conexo e todo vértice tem grau par.</text:p>
              </text:list-item>
              <text:list-item>
                <text:p>Quando um grafo orientado é euclidiano?</text:p>
              </text:list-item>
              <text:list-item>
                <text:p>Formule um teorema ao respeito e prov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35" presentation:class="page"/>
          <draw:frame presentation:style-name="pr1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initial-creator>Sebastián Urrutia</meta:initial-creator>
    <meta:creation-date>2010-05-03T17:42:57</meta:creation-date>
    <dc:date>2017-04-27T10:06:38.68</dc:date>
    <meta:editing-cycles>12</meta:editing-cycles>
    <meta:editing-duration>P2DT19H40M30S</meta:editing-duration>
    <meta:document-statistic meta:object-count="411"/>
    <meta:user-defined meta:name="Info 1"/>
    <meta:user-defined meta:name="Info 2"/>
    <meta:user-defined meta:name="Info 3"/>
    <meta:user-defined meta:name="Info 4"/>
  </office:meta>
</office:document-meta>
</file>